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1b02e1" officeooo:paragraph-rsid="001b02e1" style:font-size-asian="21pt" style:font-size-complex="21pt"/>
    </style:style>
    <style:style style:name="P2" style:family="paragraph" style:parent-style-name="Standard">
      <style:text-properties fo:font-size="21pt" officeooo:rsid="001b02e1" officeooo:paragraph-rsid="001c861e" style:font-size-asian="21pt" style:font-size-complex="21pt"/>
    </style:style>
    <style:style style:name="P3" style:family="paragraph" style:parent-style-name="Standard">
      <style:text-properties fo:font-size="10.5pt" officeooo:rsid="001b02e1" officeooo:paragraph-rsid="001b02e1" style:font-size-asian="10.5pt" style:font-size-complex="10.5pt"/>
    </style:style>
    <style:style style:name="T1" style:family="text">
      <style:text-properties officeooo:rsid="000763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ÁCTICA</text:span></text:p>
      <text:p text:style-name="P1"/>
      <text:p text:style-name="P3">1.- Realiza una lectura del ficherod e log y si hay algún error debes adjuntarlo en el fichero incidencias.log . La ruta del fichero de log trendrás que lcalizarlo en el fichero \ventas\config.txt. El fichero de configuración config.txt tendrá el siguiente formato:</text:p>
      <text:p text:style-name="P3"><text:tab/>- puerto: 80801</text:p>
      <text:p text:style-name="P3"><text:tab/>- nomapp: ventas</text:p>
      <text:p text:style-name="P3"><text:tab/>- fichlog: \ventas\ventas.log</text:p>
      <text:p text:style-name="P3"><text:tab/>- numses: 200</text:p>
      <text:p text:style-name="P3"/>
      <text:p text:style-name="P3">2.- Retocar el ejercicio anterior teniendo en cuenta qe el fichero de configuración es de tipo binario y por lo tanto se ha de utilizar flujo de bytes. El fichero de configuración config.dat guardará los siguientes 4 campos en esa misma posición:</text:p>
      <text:p text:style-name="P3"><text:tab/>- puerto: 80801</text:p>
      <text:p text:style-name="P3"><text:tab/>- nomapp: ventas</text:p>
      <text:p text:style-name="P3"><text:tab/>- fichlog: \ventas\ventas.log</text:p>
      <text:p text:style-name="P3"><text:tab/>- numses: 200</text:p>
      <text:p text:style-name="P3">Leer por tanto el tercer campo “fichlog” ara poder continuar con el ejercicio.</text:p>
      <text:p text:style-name="P3"/>
      <text:p text:style-name="P3"/>
      <text:p text:style-name="P3">3.- Serialiazción de objetos: Crea un objeto coche con los campos matrícula y año de matriclación. Serialialo, volcando tres coches a un fichero llamdo coches.obj que contenga los tres objetos. Luego lee los objetos del fichero e imprimelo por la consol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9T17:16:01.718000000</meta:creation-date>
    <dc:date>2024-10-19T18:31:39.525000000</dc:date>
    <meta:editing-duration>PT1H15M37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3" meta:word-count="163" meta:character-count="1006" meta:non-whitespace-character-count="848"/>
  </office:meta>
</office:document-meta>
</file>